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3" form:control-implementation="ooo:com.sun.star.form.component.CommandButton" xml:id="control1" form:id="control1" form:label="Launch" form:button-type="url" office:target-frame="" xlink:href="#Sheet1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MainL1?language=Basic&amp;location=application" xlink:type="simple"/>
              </office:event-listeners>
            </form:button>
          </form:form>
        </office:forms>
        <table:shapes>
          <draw:control draw:z-index="0" draw:text-style-name="P1" svg:width="65.57pt" svg:height="39.17pt" svg:x="574.41pt" svg:y="157.35pt" draw:control="control1"/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Варіант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21806657314301" calcext:value-type="float">
            <text:p>0.521806657314301</text:p>
          </table:table-cell>
          <table:table-cell office:value-type="float" office:value="0.31734710931778" calcext:value-type="float">
            <text:p>0.31734710931778</text:p>
          </table:table-cell>
          <table:table-cell office:value-type="float" office:value="0.600417971611023" calcext:value-type="float">
            <text:p>0.600417971611023</text:p>
          </table:table-cell>
          <table:table-cell office:value-type="float" office:value="0.998243093490601" calcext:value-type="float">
            <text:p>0.998243093490601</text:p>
          </table:table-cell>
          <table:table-cell office:value-type="float" office:value="0.239307165145874" calcext:value-type="float">
            <text:p>0.239307165145874</text:p>
          </table:table-cell>
          <table:table-cell office:value-type="float" office:value="0.99273943901062" calcext:value-type="float">
            <text:p>0.99273943901062</text:p>
          </table:table-cell>
          <table:table-cell office:value-type="float" office:value="0.543812572956085" calcext:value-type="float">
            <text:p>0.543812572956085</text:p>
          </table:table-cell>
          <table:table-cell office:value-type="float" office:value="0.59900438785553" calcext:value-type="float">
            <text:p>0.59900438785553</text:p>
          </table:table-cell>
          <table:table-cell office:value-type="float" office:value="0.651750266551971" calcext:value-type="float">
            <text:p>0.651750266551971</text:p>
          </table:table-cell>
          <table:table-cell office:value-type="float" office:value="0.103811793029308" calcext:value-type="float">
            <text:p>0.103811793029308</text:p>
          </table:table-cell>
          <table:table-cell table:style-name="ce1" table:number-columns-repeated="1014"/>
        </table:table-row>
        <table:table-row table:style-name="ro1">
          <table:table-cell office:value-type="float" office:value="0.521806657314301" calcext:value-type="float">
            <text:p>0.521806657314301</text:p>
          </table:table-cell>
          <table:table-cell office:value-type="float" office:value="0.31734710931778" calcext:value-type="float">
            <text:p>0.31734710931778</text:p>
          </table:table-cell>
          <table:table-cell office:value-type="float" office:value="0.600417971611023" calcext:value-type="float">
            <text:p>0.600417971611023</text:p>
          </table:table-cell>
          <table:table-cell office:value-type="float" office:value="0.998243093490601" calcext:value-type="float">
            <text:p>0.998243093490601</text:p>
          </table:table-cell>
          <table:table-cell office:value-type="float" office:value="0.239307165145874" calcext:value-type="float">
            <text:p>0.239307165145874</text:p>
          </table:table-cell>
          <table:table-cell office:value-type="float" office:value="0.99273943901062" calcext:value-type="float">
            <text:p>0.99273943901062</text:p>
          </table:table-cell>
          <table:table-cell office:value-type="float" office:value="0.543812572956085" calcext:value-type="float">
            <text:p>0.543812572956085</text:p>
          </table:table-cell>
          <table:table-cell office:value-type="float" office:value="0.59900438785553" calcext:value-type="float">
            <text:p>0.59900438785553</text:p>
          </table:table-cell>
          <table:table-cell office:value-type="float" office:value="0.651750266551971" calcext:value-type="float">
            <text:p>0.651750266551971</text:p>
          </table:table-cell>
          <table:table-cell office:value-type="float" office:value="0.103811793029308" calcext:value-type="float">
            <text:p>0.103811793029308</text:p>
          </table:table-cell>
          <table:table-cell table:number-columns-repeated="1014"/>
        </table:table-row>
        <table:table-row table:style-name="ro1">
          <table:table-cell office:value-type="float" office:value="0.125248119235039" calcext:value-type="float">
            <text:p>0.125248119235039</text:p>
          </table:table-cell>
          <table:table-cell office:value-type="float" office:value="0.354925453662872" calcext:value-type="float">
            <text:p>0.354925453662872</text:p>
          </table:table-cell>
          <table:table-cell office:value-type="float" office:value="0.0662140548229218" calcext:value-type="float">
            <text:p>0.066214054822922</text:p>
          </table:table-cell>
          <table:table-cell office:value-type="float" office:value="0.830802857875824" calcext:value-type="float">
            <text:p>0.830802857875824</text:p>
          </table:table-cell>
          <table:table-cell office:value-type="float" office:value="0.754068553447723" calcext:value-type="float">
            <text:p>0.754068553447723</text:p>
          </table:table-cell>
          <table:table-cell office:value-type="float" office:value="0.119503356516361" calcext:value-type="float">
            <text:p>0.119503356516361</text:p>
          </table:table-cell>
          <table:table-cell office:value-type="float" office:value="0.441402345895767" calcext:value-type="float">
            <text:p>0.441402345895767</text:p>
          </table:table-cell>
          <table:table-cell office:value-type="float" office:value="0.184837028384209" calcext:value-type="float">
            <text:p>0.184837028384209</text:p>
          </table:table-cell>
          <table:table-cell office:value-type="float" office:value="0.977492809295654" calcext:value-type="float">
            <text:p>0.977492809295654</text:p>
          </table:table-cell>
          <table:table-cell office:value-type="float" office:value="0.180207535624504" calcext:value-type="float">
            <text:p>0.180207535624504</text:p>
          </table:table-cell>
          <table:table-cell table:number-columns-repeated="1014"/>
        </table:table-row>
        <table:table-row table:style-name="ro1">
          <table:table-cell office:value-type="float" office:value="0.668624341487885" calcext:value-type="float">
            <text:p>0.668624341487885</text:p>
          </table:table-cell>
          <table:table-cell office:value-type="float" office:value="0.186887249350548" calcext:value-type="float">
            <text:p>0.186887249350548</text:p>
          </table:table-cell>
          <table:table-cell office:value-type="float" office:value="0.452980428934097" calcext:value-type="float">
            <text:p>0.452980428934097</text:p>
          </table:table-cell>
          <table:table-cell office:value-type="float" office:value="0.280794233083725" calcext:value-type="float">
            <text:p>0.280794233083725</text:p>
          </table:table-cell>
          <table:table-cell office:value-type="float" office:value="0.731949508190155" calcext:value-type="float">
            <text:p>0.731949508190155</text:p>
          </table:table-cell>
          <table:table-cell office:value-type="float" office:value="0.890445709228516" calcext:value-type="float">
            <text:p>0.890445709228516</text:p>
          </table:table-cell>
          <table:table-cell office:value-type="float" office:value="0.837109506130219" calcext:value-type="float">
            <text:p>0.837109506130219</text:p>
          </table:table-cell>
          <table:table-cell office:value-type="float" office:value="0.179781511425972" calcext:value-type="float">
            <text:p>0.179781511425972</text:p>
          </table:table-cell>
          <table:table-cell office:value-type="float" office:value="0.38374862074852" calcext:value-type="float">
            <text:p>0.38374862074852</text:p>
          </table:table-cell>
          <table:table-cell office:value-type="float" office:value="0.797156155109406" calcext:value-type="float">
            <text:p>0.797156155109406</text:p>
          </table:table-cell>
          <table:table-cell table:number-columns-repeated="1014"/>
        </table:table-row>
        <table:table-row table:style-name="ro1">
          <table:table-cell office:value-type="float" office:value="0.982346057891846" calcext:value-type="float">
            <text:p>0.982346057891846</text:p>
          </table:table-cell>
          <table:table-cell office:value-type="float" office:value="0.438954621553421" calcext:value-type="float">
            <text:p>0.438954621553421</text:p>
          </table:table-cell>
          <table:table-cell office:value-type="float" office:value="0.466943085193634" calcext:value-type="float">
            <text:p>0.466943085193634</text:p>
          </table:table-cell>
          <table:table-cell office:value-type="float" office:value="0.604586720466614" calcext:value-type="float">
            <text:p>0.604586720466614</text:p>
          </table:table-cell>
          <table:table-cell office:value-type="float" office:value="0.870040535926819" calcext:value-type="float">
            <text:p>0.870040535926819</text:p>
          </table:table-cell>
          <table:table-cell office:value-type="float" office:value="0.0863327756524086" calcext:value-type="float">
            <text:p>0.086332775652409</text:p>
          </table:table-cell>
          <table:table-cell office:value-type="float" office:value="0.204500034451485" calcext:value-type="float">
            <text:p>0.204500034451485</text:p>
          </table:table-cell>
          <table:table-cell office:value-type="float" office:value="0.594528019428253" calcext:value-type="float">
            <text:p>0.594528019428253</text:p>
          </table:table-cell>
          <table:table-cell office:value-type="float" office:value="0.703121304512024" calcext:value-type="float">
            <text:p>0.703121304512024</text:p>
          </table:table-cell>
          <table:table-cell office:value-type="float" office:value="0.525531232357025" calcext:value-type="float">
            <text:p>0.525531232357025</text:p>
          </table:table-cell>
          <table:table-cell table:number-columns-repeated="1014"/>
        </table:table-row>
        <table:table-row table:style-name="ro1">
          <table:table-cell office:value-type="float" office:value="0.619413256645203" calcext:value-type="float">
            <text:p>0.619413256645203</text:p>
          </table:table-cell>
          <table:table-cell office:value-type="float" office:value="0.0170973967760801" calcext:value-type="float">
            <text:p>0.01709739677608</text:p>
          </table:table-cell>
          <table:table-cell office:value-type="float" office:value="0.974810421466827" calcext:value-type="float">
            <text:p>0.974810421466827</text:p>
          </table:table-cell>
          <table:table-cell office:value-type="float" office:value="0.357602089643478" calcext:value-type="float">
            <text:p>0.357602089643478</text:p>
          </table:table-cell>
          <table:table-cell office:value-type="float" office:value="0.318692684173584" calcext:value-type="float">
            <text:p>0.318692684173584</text:p>
          </table:table-cell>
          <table:table-cell office:value-type="float" office:value="0.299240529537201" calcext:value-type="float">
            <text:p>0.299240529537201</text:p>
          </table:table-cell>
          <table:table-cell office:value-type="float" office:value="0.168785184621811" calcext:value-type="float">
            <text:p>0.168785184621811</text:p>
          </table:table-cell>
          <table:table-cell office:value-type="float" office:value="0.225438147783279" calcext:value-type="float">
            <text:p>0.225438147783279</text:p>
          </table:table-cell>
          <table:table-cell office:value-type="float" office:value="0.873880445957184" calcext:value-type="float">
            <text:p>0.873880445957184</text:p>
          </table:table-cell>
          <table:table-cell office:value-type="float" office:value="0.903150498867035" calcext:value-type="float">
            <text:p>0.903150498867035</text:p>
          </table:table-cell>
          <table:table-cell table:number-columns-repeated="1014"/>
        </table:table-row>
        <table:table-row table:style-name="ro1">
          <table:table-cell office:value-type="float" office:value="0.700964272022247" calcext:value-type="float">
            <text:p>0.700964272022247</text:p>
          </table:table-cell>
          <table:table-cell office:value-type="float" office:value="0.311932742595673" calcext:value-type="float">
            <text:p>0.311932742595673</text:p>
          </table:table-cell>
          <table:table-cell office:value-type="float" office:value="0.636122286319733" calcext:value-type="float">
            <text:p>0.636122286319733</text:p>
          </table:table-cell>
          <table:table-cell office:value-type="float" office:value="0.86969667673111" calcext:value-type="float">
            <text:p>0.86969667673111</text:p>
          </table:table-cell>
          <table:table-cell office:value-type="float" office:value="0.835931062698364" calcext:value-type="float">
            <text:p>0.835931062698364</text:p>
          </table:table-cell>
          <table:table-cell office:value-type="float" office:value="0.407150864601135" calcext:value-type="float">
            <text:p>0.407150864601135</text:p>
          </table:table-cell>
          <table:table-cell office:value-type="float" office:value="0.640157163143158" calcext:value-type="float">
            <text:p>0.640157163143158</text:p>
          </table:table-cell>
          <table:table-cell office:value-type="float" office:value="0.419386774301529" calcext:value-type="float">
            <text:p>0.419386774301529</text:p>
          </table:table-cell>
          <table:table-cell office:value-type="float" office:value="0.120594777166843" calcext:value-type="float">
            <text:p>0.120594777166843</text:p>
          </table:table-cell>
          <table:table-cell office:value-type="float" office:value="0.0333479754626751" calcext:value-type="float">
            <text:p>0.033347975462675</text:p>
          </table:table-cell>
          <table:table-cell table:number-columns-repeated="1014"/>
        </table:table-row>
        <table:table-row table:style-name="ro1">
          <table:table-cell office:value-type="float" office:value="0.873003840446472" calcext:value-type="float">
            <text:p>0.873003840446472</text:p>
          </table:table-cell>
          <table:table-cell office:value-type="float" office:value="0.621402978897095" calcext:value-type="float">
            <text:p>0.621402978897095</text:p>
          </table:table-cell>
          <table:table-cell office:value-type="float" office:value="0.845004558563232" calcext:value-type="float">
            <text:p>0.845004558563232</text:p>
          </table:table-cell>
          <table:table-cell office:value-type="float" office:value="0.892742097377777" calcext:value-type="float">
            <text:p>0.892742097377777</text:p>
          </table:table-cell>
          <table:table-cell office:value-type="float" office:value="0.999206900596619" calcext:value-type="float">
            <text:p>0.999206900596619</text:p>
          </table:table-cell>
          <table:table-cell office:value-type="float" office:value="0.440927177667618" calcext:value-type="float">
            <text:p>0.440927177667618</text:p>
          </table:table-cell>
          <table:table-cell office:value-type="float" office:value="0.739639043807983" calcext:value-type="float">
            <text:p>0.739639043807983</text:p>
          </table:table-cell>
          <table:table-cell office:value-type="float" office:value="0.784380555152893" calcext:value-type="float">
            <text:p>0.784380555152893</text:p>
          </table:table-cell>
          <table:table-cell office:value-type="float" office:value="0.832246780395508" calcext:value-type="float">
            <text:p>0.832246780395508</text:p>
          </table:table-cell>
          <table:table-cell office:value-type="float" office:value="0.57932060956955" calcext:value-type="float">
            <text:p>0.57932060956955</text:p>
          </table:table-cell>
          <table:table-cell table:number-columns-repeated="1014"/>
        </table:table-row>
        <table:table-row table:style-name="ro1">
          <table:table-cell office:value-type="float" office:value="0.725635349750519" calcext:value-type="float">
            <text:p>0.725635349750519</text:p>
          </table:table-cell>
          <table:table-cell office:value-type="float" office:value="0.665077328681946" calcext:value-type="float">
            <text:p>0.665077328681946</text:p>
          </table:table-cell>
          <table:table-cell office:value-type="float" office:value="0.397177875041962" calcext:value-type="float">
            <text:p>0.397177875041962</text:p>
          </table:table-cell>
          <table:table-cell office:value-type="float" office:value="0.690789461135864" calcext:value-type="float">
            <text:p>0.690789461135864</text:p>
          </table:table-cell>
          <table:table-cell office:value-type="float" office:value="0.582197844982147" calcext:value-type="float">
            <text:p>0.582197844982147</text:p>
          </table:table-cell>
          <table:table-cell office:value-type="float" office:value="0.477758496999741" calcext:value-type="float">
            <text:p>0.477758496999741</text:p>
          </table:table-cell>
          <table:table-cell office:value-type="float" office:value="0.0212716683745384" calcext:value-type="float">
            <text:p>0.021271668374538</text:p>
          </table:table-cell>
          <table:table-cell office:value-type="float" office:value="0.740729868412018" calcext:value-type="float">
            <text:p>0.740729868412018</text:p>
          </table:table-cell>
          <table:table-cell office:value-type="float" office:value="0.289873093366623" calcext:value-type="float">
            <text:p>0.289873093366623</text:p>
          </table:table-cell>
          <table:table-cell office:value-type="float" office:value="0.840891063213348" calcext:value-type="float">
            <text:p>0.840891063213348</text:p>
          </table:table-cell>
          <table:table-cell table:number-columns-repeated="1014"/>
        </table:table-row>
        <table:table-row table:style-name="ro1">
          <table:table-cell office:value-type="float" office:value="0.169618546962738" calcext:value-type="float">
            <text:p>0.169618546962738</text:p>
          </table:table-cell>
          <table:table-cell office:value-type="float" office:value="0.470306843519211" calcext:value-type="float">
            <text:p>0.470306843519211</text:p>
          </table:table-cell>
          <table:table-cell office:value-type="float" office:value="0.808327317237854" calcext:value-type="float">
            <text:p>0.808327317237854</text:p>
          </table:table-cell>
          <table:table-cell office:value-type="float" office:value="0.491175889968872" calcext:value-type="float">
            <text:p>0.491175889968872</text:p>
          </table:table-cell>
          <table:table-cell office:value-type="float" office:value="0.408499270677567" calcext:value-type="float">
            <text:p>0.408499270677567</text:p>
          </table:table-cell>
          <table:table-cell office:value-type="float" office:value="0.119136713445187" calcext:value-type="float">
            <text:p>0.119136713445187</text:p>
          </table:table-cell>
          <table:table-cell office:value-type="float" office:value="0.576421201229095" calcext:value-type="float">
            <text:p>0.576421201229095</text:p>
          </table:table-cell>
          <table:table-cell office:value-type="float" office:value="0.909049510955811" calcext:value-type="float">
            <text:p>0.909049510955811</text:p>
          </table:table-cell>
          <table:table-cell office:value-type="float" office:value="0.791233718395233" calcext:value-type="float">
            <text:p>0.791233718395233</text:p>
          </table:table-cell>
          <table:table-cell office:value-type="float" office:value="0.630835175514221" calcext:value-type="float">
            <text:p>0.630835175514221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0.169618546962738" calcext:value-type="float">
            <text:p>0.169618546962738</text:p>
          </table:table-cell>
          <table:table-cell office:value-type="float" office:value="0.470306843519211" calcext:value-type="float">
            <text:p>0.470306843519211</text:p>
          </table:table-cell>
          <table:table-cell office:value-type="float" office:value="0.808327317237854" calcext:value-type="float">
            <text:p>0.808327317237854</text:p>
          </table:table-cell>
          <table:table-cell office:value-type="float" office:value="0.491175889968872" calcext:value-type="float">
            <text:p>0.491175889968872</text:p>
          </table:table-cell>
          <table:table-cell office:value-type="float" office:value="0.408499270677567" calcext:value-type="float">
            <text:p>0.408499270677567</text:p>
          </table:table-cell>
          <table:table-cell office:value-type="float" office:value="0.119136713445187" calcext:value-type="float">
            <text:p>0.119136713445187</text:p>
          </table:table-cell>
          <table:table-cell office:value-type="float" office:value="0.576421201229095" calcext:value-type="float">
            <text:p>0.576421201229095</text:p>
          </table:table-cell>
          <table:table-cell office:value-type="float" office:value="0.909049510955811" calcext:value-type="float">
            <text:p>0.909049510955811</text:p>
          </table:table-cell>
          <table:table-cell office:value-type="float" office:value="0.791233718395233" calcext:value-type="float">
            <text:p>0.791233718395233</text:p>
          </table:table-cell>
          <table:table-cell office:value-type="float" office:value="0.630835175514221" calcext:value-type="float">
            <text:p>0.630835175514221</text:p>
          </table:table-cell>
          <table:table-cell table:number-columns-repeated="1014"/>
        </table:table-row>
        <table:table-row table:style-name="ro1">
          <table:table-cell office:value-type="float" office:value="0.521806657314301" calcext:value-type="float">
            <text:p>0.521806657314301</text:p>
          </table:table-cell>
          <table:table-cell office:value-type="float" office:value="0.31734710931778" calcext:value-type="float">
            <text:p>0.31734710931778</text:p>
          </table:table-cell>
          <table:table-cell office:value-type="float" office:value="0.600417971611023" calcext:value-type="float">
            <text:p>0.600417971611023</text:p>
          </table:table-cell>
          <table:table-cell office:value-type="float" office:value="0.998243093490601" calcext:value-type="float">
            <text:p>0.998243093490601</text:p>
          </table:table-cell>
          <table:table-cell office:value-type="float" office:value="0.239307165145874" calcext:value-type="float">
            <text:p>0.239307165145874</text:p>
          </table:table-cell>
          <table:table-cell office:value-type="float" office:value="0.99273943901062" calcext:value-type="float">
            <text:p>0.99273943901062</text:p>
          </table:table-cell>
          <table:table-cell office:value-type="float" office:value="0.543812572956085" calcext:value-type="float">
            <text:p>0.543812572956085</text:p>
          </table:table-cell>
          <table:table-cell office:value-type="float" office:value="0.59900438785553" calcext:value-type="float">
            <text:p>0.59900438785553</text:p>
          </table:table-cell>
          <table:table-cell office:value-type="float" office:value="0.651750266551971" calcext:value-type="float">
            <text:p>0.651750266551971</text:p>
          </table:table-cell>
          <table:table-cell office:value-type="float" office:value="0.103811793029308" calcext:value-type="float">
            <text:p>0.103811793029308</text:p>
          </table:table-cell>
          <table:table-cell table:number-columns-repeated="1014"/>
        </table:table-row>
        <table:table-row table:style-name="ro1">
          <table:table-cell office:value-type="float" office:value="0.125248119235039" calcext:value-type="float">
            <text:p>0.125248119235039</text:p>
          </table:table-cell>
          <table:table-cell office:value-type="float" office:value="0.354925453662872" calcext:value-type="float">
            <text:p>0.354925453662872</text:p>
          </table:table-cell>
          <table:table-cell office:value-type="float" office:value="0.0662140548229218" calcext:value-type="float">
            <text:p>0.066214054822922</text:p>
          </table:table-cell>
          <table:table-cell office:value-type="float" office:value="0.830802857875824" calcext:value-type="float">
            <text:p>0.830802857875824</text:p>
          </table:table-cell>
          <table:table-cell office:value-type="float" office:value="0.754068553447723" calcext:value-type="float">
            <text:p>0.754068553447723</text:p>
          </table:table-cell>
          <table:table-cell office:value-type="float" office:value="0.119503356516361" calcext:value-type="float">
            <text:p>0.119503356516361</text:p>
          </table:table-cell>
          <table:table-cell office:value-type="float" office:value="0.441402345895767" calcext:value-type="float">
            <text:p>0.441402345895767</text:p>
          </table:table-cell>
          <table:table-cell office:value-type="float" office:value="0.184837028384209" calcext:value-type="float">
            <text:p>0.184837028384209</text:p>
          </table:table-cell>
          <table:table-cell office:value-type="float" office:value="0.977492809295654" calcext:value-type="float">
            <text:p>0.977492809295654</text:p>
          </table:table-cell>
          <table:table-cell office:value-type="float" office:value="0.180207535624504" calcext:value-type="float">
            <text:p>0.180207535624504</text:p>
          </table:table-cell>
          <table:table-cell table:number-columns-repeated="1014"/>
        </table:table-row>
        <table:table-row table:style-name="ro1">
          <table:table-cell office:value-type="float" office:value="0.668624341487885" calcext:value-type="float">
            <text:p>0.668624341487885</text:p>
          </table:table-cell>
          <table:table-cell office:value-type="float" office:value="0.186887249350548" calcext:value-type="float">
            <text:p>0.186887249350548</text:p>
          </table:table-cell>
          <table:table-cell office:value-type="float" office:value="0.452980428934097" calcext:value-type="float">
            <text:p>0.452980428934097</text:p>
          </table:table-cell>
          <table:table-cell office:value-type="float" office:value="0.280794233083725" calcext:value-type="float">
            <text:p>0.280794233083725</text:p>
          </table:table-cell>
          <table:table-cell office:value-type="float" office:value="0.731949508190155" calcext:value-type="float">
            <text:p>0.731949508190155</text:p>
          </table:table-cell>
          <table:table-cell office:value-type="float" office:value="0.890445709228516" calcext:value-type="float">
            <text:p>0.890445709228516</text:p>
          </table:table-cell>
          <table:table-cell office:value-type="float" office:value="0.837109506130219" calcext:value-type="float">
            <text:p>0.837109506130219</text:p>
          </table:table-cell>
          <table:table-cell office:value-type="float" office:value="0.179781511425972" calcext:value-type="float">
            <text:p>0.179781511425972</text:p>
          </table:table-cell>
          <table:table-cell office:value-type="float" office:value="0.38374862074852" calcext:value-type="float">
            <text:p>0.38374862074852</text:p>
          </table:table-cell>
          <table:table-cell office:value-type="float" office:value="0.797156155109406" calcext:value-type="float">
            <text:p>0.797156155109406</text:p>
          </table:table-cell>
          <table:table-cell table:number-columns-repeated="1014"/>
        </table:table-row>
        <table:table-row table:style-name="ro1">
          <table:table-cell office:value-type="float" office:value="0.982346057891846" calcext:value-type="float">
            <text:p>0.982346057891846</text:p>
          </table:table-cell>
          <table:table-cell office:value-type="float" office:value="0.438954621553421" calcext:value-type="float">
            <text:p>0.438954621553421</text:p>
          </table:table-cell>
          <table:table-cell office:value-type="float" office:value="0.466943085193634" calcext:value-type="float">
            <text:p>0.466943085193634</text:p>
          </table:table-cell>
          <table:table-cell office:value-type="float" office:value="0.604586720466614" calcext:value-type="float">
            <text:p>0.604586720466614</text:p>
          </table:table-cell>
          <table:table-cell office:value-type="float" office:value="0.870040535926819" calcext:value-type="float">
            <text:p>0.870040535926819</text:p>
          </table:table-cell>
          <table:table-cell office:value-type="float" office:value="0.0863327756524086" calcext:value-type="float">
            <text:p>0.086332775652409</text:p>
          </table:table-cell>
          <table:table-cell office:value-type="float" office:value="0.204500034451485" calcext:value-type="float">
            <text:p>0.204500034451485</text:p>
          </table:table-cell>
          <table:table-cell office:value-type="float" office:value="0.594528019428253" calcext:value-type="float">
            <text:p>0.594528019428253</text:p>
          </table:table-cell>
          <table:table-cell office:value-type="float" office:value="0.703121304512024" calcext:value-type="float">
            <text:p>0.703121304512024</text:p>
          </table:table-cell>
          <table:table-cell office:value-type="float" office:value="0.525531232357025" calcext:value-type="float">
            <text:p>0.525531232357025</text:p>
          </table:table-cell>
          <table:table-cell table:number-columns-repeated="1014"/>
        </table:table-row>
        <table:table-row table:style-name="ro1">
          <table:table-cell office:value-type="float" office:value="0.619413256645203" calcext:value-type="float">
            <text:p>0.619413256645203</text:p>
          </table:table-cell>
          <table:table-cell office:value-type="float" office:value="0.0170973967760801" calcext:value-type="float">
            <text:p>0.01709739677608</text:p>
          </table:table-cell>
          <table:table-cell office:value-type="float" office:value="0.974810421466827" calcext:value-type="float">
            <text:p>0.974810421466827</text:p>
          </table:table-cell>
          <table:table-cell office:value-type="float" office:value="0.357602089643478" calcext:value-type="float">
            <text:p>0.357602089643478</text:p>
          </table:table-cell>
          <table:table-cell office:value-type="float" office:value="0.318692684173584" calcext:value-type="float">
            <text:p>0.318692684173584</text:p>
          </table:table-cell>
          <table:table-cell office:value-type="float" office:value="0.299240529537201" calcext:value-type="float">
            <text:p>0.299240529537201</text:p>
          </table:table-cell>
          <table:table-cell office:value-type="float" office:value="0.168785184621811" calcext:value-type="float">
            <text:p>0.168785184621811</text:p>
          </table:table-cell>
          <table:table-cell office:value-type="float" office:value="0.225438147783279" calcext:value-type="float">
            <text:p>0.225438147783279</text:p>
          </table:table-cell>
          <table:table-cell office:value-type="float" office:value="0.873880445957184" calcext:value-type="float">
            <text:p>0.873880445957184</text:p>
          </table:table-cell>
          <table:table-cell office:value-type="float" office:value="0.903150498867035" calcext:value-type="float">
            <text:p>0.903150498867035</text:p>
          </table:table-cell>
          <table:table-cell table:number-columns-repeated="1014"/>
        </table:table-row>
        <table:table-row table:style-name="ro1">
          <table:table-cell office:value-type="float" office:value="0.700964272022247" calcext:value-type="float">
            <text:p>0.700964272022247</text:p>
          </table:table-cell>
          <table:table-cell office:value-type="float" office:value="0.311932742595673" calcext:value-type="float">
            <text:p>0.311932742595673</text:p>
          </table:table-cell>
          <table:table-cell office:value-type="float" office:value="0.636122286319733" calcext:value-type="float">
            <text:p>0.636122286319733</text:p>
          </table:table-cell>
          <table:table-cell office:value-type="float" office:value="0.86969667673111" calcext:value-type="float">
            <text:p>0.86969667673111</text:p>
          </table:table-cell>
          <table:table-cell office:value-type="float" office:value="0.835931062698364" calcext:value-type="float">
            <text:p>0.835931062698364</text:p>
          </table:table-cell>
          <table:table-cell office:value-type="float" office:value="0.407150864601135" calcext:value-type="float">
            <text:p>0.407150864601135</text:p>
          </table:table-cell>
          <table:table-cell office:value-type="float" office:value="0.640157163143158" calcext:value-type="float">
            <text:p>0.640157163143158</text:p>
          </table:table-cell>
          <table:table-cell office:value-type="float" office:value="0.419386774301529" calcext:value-type="float">
            <text:p>0.419386774301529</text:p>
          </table:table-cell>
          <table:table-cell office:value-type="float" office:value="0.120594777166843" calcext:value-type="float">
            <text:p>0.120594777166843</text:p>
          </table:table-cell>
          <table:table-cell office:value-type="float" office:value="0.0333479754626751" calcext:value-type="float">
            <text:p>0.033347975462675</text:p>
          </table:table-cell>
          <table:table-cell table:number-columns-repeated="1014"/>
        </table:table-row>
        <table:table-row table:style-name="ro1">
          <table:table-cell office:value-type="float" office:value="0.873003840446472" calcext:value-type="float">
            <text:p>0.873003840446472</text:p>
          </table:table-cell>
          <table:table-cell office:value-type="float" office:value="0.621402978897095" calcext:value-type="float">
            <text:p>0.621402978897095</text:p>
          </table:table-cell>
          <table:table-cell office:value-type="float" office:value="0.845004558563232" calcext:value-type="float">
            <text:p>0.845004558563232</text:p>
          </table:table-cell>
          <table:table-cell office:value-type="float" office:value="0.892742097377777" calcext:value-type="float">
            <text:p>0.892742097377777</text:p>
          </table:table-cell>
          <table:table-cell office:value-type="float" office:value="0.999206900596619" calcext:value-type="float">
            <text:p>0.999206900596619</text:p>
          </table:table-cell>
          <table:table-cell office:value-type="float" office:value="0.440927177667618" calcext:value-type="float">
            <text:p>0.440927177667618</text:p>
          </table:table-cell>
          <table:table-cell office:value-type="float" office:value="0.739639043807983" calcext:value-type="float">
            <text:p>0.739639043807983</text:p>
          </table:table-cell>
          <table:table-cell office:value-type="float" office:value="0.784380555152893" calcext:value-type="float">
            <text:p>0.784380555152893</text:p>
          </table:table-cell>
          <table:table-cell office:value-type="float" office:value="0.832246780395508" calcext:value-type="float">
            <text:p>0.832246780395508</text:p>
          </table:table-cell>
          <table:table-cell office:value-type="float" office:value="0.57932060956955" calcext:value-type="float">
            <text:p>0.57932060956955</text:p>
          </table:table-cell>
          <table:table-cell table:number-columns-repeated="1014"/>
        </table:table-row>
        <table:table-row table:style-name="ro1">
          <table:table-cell office:value-type="float" office:value="0.725635349750519" calcext:value-type="float">
            <text:p>0.725635349750519</text:p>
          </table:table-cell>
          <table:table-cell office:value-type="float" office:value="0.665077328681946" calcext:value-type="float">
            <text:p>0.665077328681946</text:p>
          </table:table-cell>
          <table:table-cell office:value-type="float" office:value="0.397177875041962" calcext:value-type="float">
            <text:p>0.397177875041962</text:p>
          </table:table-cell>
          <table:table-cell office:value-type="float" office:value="0.690789461135864" calcext:value-type="float">
            <text:p>0.690789461135864</text:p>
          </table:table-cell>
          <table:table-cell office:value-type="float" office:value="0.582197844982147" calcext:value-type="float">
            <text:p>0.582197844982147</text:p>
          </table:table-cell>
          <table:table-cell office:value-type="float" office:value="0.477758496999741" calcext:value-type="float">
            <text:p>0.477758496999741</text:p>
          </table:table-cell>
          <table:table-cell office:value-type="float" office:value="0.0212716683745384" calcext:value-type="float">
            <text:p>0.021271668374538</text:p>
          </table:table-cell>
          <table:table-cell office:value-type="float" office:value="0.740729868412018" calcext:value-type="float">
            <text:p>0.740729868412018</text:p>
          </table:table-cell>
          <table:table-cell office:value-type="float" office:value="0.289873093366623" calcext:value-type="float">
            <text:p>0.289873093366623</text:p>
          </table:table-cell>
          <table:table-cell office:value-type="float" office:value="0.840891063213348" calcext:value-type="float">
            <text:p>0.840891063213348</text:p>
          </table:table-cell>
          <table:table-cell table:number-columns-repeated="1014"/>
        </table:table-row>
        <table:table-row table:style-name="ro1">
          <table:table-cell office:value-type="float" office:value="0.521806657314301" calcext:value-type="float">
            <text:p>0.521806657314301</text:p>
          </table:table-cell>
          <table:table-cell office:value-type="float" office:value="0.31734710931778" calcext:value-type="float">
            <text:p>0.31734710931778</text:p>
          </table:table-cell>
          <table:table-cell office:value-type="float" office:value="0.600417971611023" calcext:value-type="float">
            <text:p>0.600417971611023</text:p>
          </table:table-cell>
          <table:table-cell office:value-type="float" office:value="0.998243093490601" calcext:value-type="float">
            <text:p>0.998243093490601</text:p>
          </table:table-cell>
          <table:table-cell office:value-type="float" office:value="0.239307165145874" calcext:value-type="float">
            <text:p>0.239307165145874</text:p>
          </table:table-cell>
          <table:table-cell office:value-type="float" office:value="0.99273943901062" calcext:value-type="float">
            <text:p>0.99273943901062</text:p>
          </table:table-cell>
          <table:table-cell office:value-type="float" office:value="0.543812572956085" calcext:value-type="float">
            <text:p>0.543812572956085</text:p>
          </table:table-cell>
          <table:table-cell office:value-type="float" office:value="0.59900438785553" calcext:value-type="float">
            <text:p>0.59900438785553</text:p>
          </table:table-cell>
          <table:table-cell office:value-type="float" office:value="0.651750266551971" calcext:value-type="float">
            <text:p>0.651750266551971</text:p>
          </table:table-cell>
          <table:table-cell office:value-type="float" office:value="0.103811793029308" calcext:value-type="float">
            <text:p>0.103811793029308</text:p>
          </table:table-cell>
          <table:table-cell table:number-columns-repeated="1014"/>
        </table:table-row>
      </table:table>
      <table:table table:name="Sheet2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2" form:control-implementation="ooo:com.sun.star.form.component.CommandButton" xml:id="control2" form:id="control2" form:label="Launch" form:button-type="url" office:target-frame="" xlink:href="#Sheet2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MainL2_StartDialo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73.36pt" svg:height="42.18pt" svg:x="287.21pt" svg:y="51.19pt" draw:control="control2"/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.20000004768372" calcext:value-type="float">
            <text:p>1.200000047683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39999997615814" calcext:value-type="float">
            <text:p>1.399999976158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60000002384186" calcext:value-type="float">
            <text:p>1.600000023841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79999995231628" calcext:value-type="float">
            <text:p>1.799999952316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Sheet3" table:style-name="ta1">
        <office:forms form:automatic-focus="false" form:apply-design-mode="tru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TEST([.A2])" office:value-type="string" office:string-value="число" calcext:value-type="string">
            <text:p>число</text:p>
          </table:table-cell>
        </table:table-row>
        <table:table-row table:style-name="ro1">
          <table:table-cell office:value-type="string" calcext:value-type="string">
            <text:p>sfsdf</text:p>
          </table:table-cell>
          <table:table-cell table:formula="of:=TEST([.A3])" office:value-type="string" office:string-value="не число" calcext:value-type="string">
            <text:p>не числ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21:22:27.755088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6:16:16.104668649</meta:creation-date>
    <dc:date>2020-04-02T23:05:26.235329596</dc:date>
    <meta:editing-duration>PT2H15M11S</meta:editing-duration>
    <meta:editing-cycles>6</meta:editing-cycles>
    <meta:generator>LibreOffice/6.0.7.3$Linux_X86_64 LibreOffice_project/00m0$Build-3</meta:generator>
    <meta:document-statistic meta:table-count="3" meta:cell-count="219" meta:object-count="2"/>
  </office:meta>
</office:document-meta>
</file>